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0895a" officeooo:paragraph-rsid="0010895a"/>
    </style:style>
    <style:style style:name="P2" style:family="paragraph" style:parent-style-name="Title">
      <style:text-properties officeooo:rsid="0010895a" officeooo:paragraph-rsid="0010895a"/>
    </style:style>
    <style:style style:name="P3" style:family="paragraph" style:parent-style-name="Heading_20_1">
      <style:paragraph-properties fo:break-before="page"/>
      <style:text-properties officeooo:rsid="00118bbc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– Coupe Maximum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5">Table des matières</text:p>
          </text:index-title>
          <text:p text:style-name="P4"><text:a xlink:type="simple" xlink:href="#__RefHeading___Toc123_1799781197" text:style-name="Index_20_Link" text:visited-style-name="Index_20_Link">Sujet<text:tab/>3</text:a></text:p>
        </text:index-body>
      </text:table-of-content>
      <text:p text:style-name="P1"/>
      <text:h text:style-name="P3" text:outline-level="1"><text:bookmark-start text:name="__RefHeading___Toc123_1799781197"/>Sujet<text:bookmark-end text:name="__RefHeading___Toc123_179978119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initial-creator>Benoît Verhaeghe</text:initial-creator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oît Verhaeghe</meta:initial-creator>
    <meta:creation-date>2016-05-24T11:52:37.794015387</meta:creation-date>
    <meta:generator>LibreOffice/5.0.3.2$Linux_X86_64 LibreOffice_project/00m0$Build-2</meta:generator>
    <dc:date>2016-05-24T12:14:04.464780887</dc:date>
    <dc:creator>Benoît Verhaeghe</dc:creator>
    <meta:editing-duration>PT6M48S</meta:editing-duration>
    <meta:editing-cycles>3</meta:editing-cycles>
    <meta:document-statistic meta:table-count="0" meta:image-count="0" meta:object-count="0" meta:page-count="3" meta:paragraph-count="5" meta:word-count="12" meta:character-count="71" meta:non-whitespace-character-count="62"/>
  </office:meta>
</office:document-meta>
</file>